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af4" officeooo:paragraph-rsid="000cdaf4"/>
    </style:style>
    <style:style style:name="P2" style:family="paragraph" style:parent-style-name="Standard" style:list-style-name="L1">
      <style:text-properties officeooo:rsid="000cdaf4" officeooo:paragraph-rsid="000cdaf4"/>
    </style:style>
    <style:style style:name="P3" style:family="paragraph" style:parent-style-name="Standard" style:list-style-name="L1">
      <style:text-properties officeooo:rsid="000cdaf4" officeooo:paragraph-rsid="000eb971"/>
    </style:style>
    <style:style style:name="P4" style:family="paragraph" style:parent-style-name="Standard" style:list-style-name="L1">
      <style:text-properties officeooo:rsid="000eb971" officeooo:paragraph-rsid="000eb971"/>
    </style:style>
    <style:style style:name="P5" style:family="paragraph" style:parent-style-name="Standard">
      <style:text-properties officeooo:rsid="000eb971" officeooo:paragraph-rsid="000eb971"/>
    </style:style>
    <style:style style:name="P6" style:family="paragraph" style:parent-style-name="Standard" style:list-style-name="L2">
      <style:text-properties officeooo:rsid="000eb971" officeooo:paragraph-rsid="000eb971"/>
    </style:style>
    <style:style style:name="P7" style:family="paragraph" style:parent-style-name="Standard" style:list-style-name="L2">
      <style:text-properties officeooo:rsid="000f60e3" officeooo:paragraph-rsid="000f60e3"/>
    </style:style>
    <style:style style:name="P8" style:family="paragraph" style:parent-style-name="Standard">
      <style:text-properties officeooo:rsid="000f60e3" officeooo:paragraph-rsid="000f60e3"/>
    </style:style>
    <style:style style:name="P9" style:family="paragraph" style:parent-style-name="Standard">
      <style:text-properties officeooo:rsid="000f60e3" officeooo:paragraph-rsid="000f7473"/>
    </style:style>
    <style:style style:name="P10" style:family="paragraph" style:parent-style-name="Standard">
      <style:text-properties officeooo:rsid="000f7473" officeooo:paragraph-rsid="000f7473"/>
    </style:style>
    <style:style style:name="P11" style:family="paragraph" style:parent-style-name="Standard" style:list-style-name="L3">
      <style:text-properties officeooo:rsid="000f7473" officeooo:paragraph-rsid="000f7473"/>
    </style:style>
    <style:style style:name="T1" style:family="text">
      <style:text-properties officeooo:rsid="000f74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DMINISTRAÇÃO</text:p>
      <text:p text:style-name="P5"/>
      <text:p text:style-name="P5">TIPO DE EQUIPE</text:p>
      <text:list xml:id="list2079125641" text:style-name="L1">
        <text:list-item>
          <text:p text:style-name="P2">Cadastrar Tipo de Equipe</text:p>
          <text:list>
            <text:list-item>
              <text:p text:style-name="P2">Cadastrar</text:p>
              <text:list>
                <text:list-item>
                  <text:p text:style-name="P2">Organização: Não traz o nome da organização no select</text:p>
                </text:list-item>
              </text:list>
            </text:list-item>
            <text:list-item>
              <text:p text:style-name="P2">Listar</text:p>
              <text:list>
                <text:list-item>
                  <text:p text:style-name="P4">Não lista corretamente os dados do banco, isso ocorre quando é excluído o dado.</text:p>
                </text:list-item>
              </text:list>
            </text:list-item>
            <text:list-item>
              <text:p text:style-name="P2">Excluir</text:p>
              <text:list>
                <text:list-item>
                  <text:p text:style-name="P4">Ao excluir o tipo de equipe, o mesmo some do front mas não do banco de dados</text:p>
                </text:list-item>
              </text:list>
            </text:list-item>
            <text:list-item>
              <text:p text:style-name="P2">Visualizar</text:p>
              <text:list>
                <text:list-item>
                  <text:p text:style-name="P3">Layout desorganizado</text:p>
                </text:list-item>
              </text:list>
            </text:list-item>
          </text:list>
        </text:list-item>
      </text:list>
      <text:p text:style-name="P1"/>
      <text:p text:style-name="P5">USUÁRIOS</text:p>
      <text:list xml:id="list2503454145" text:style-name="L2">
        <text:list-item>
          <text:p text:style-name="P6">Cadastrar</text:p>
          <text:list>
            <text:list-item>
              <text:p text:style-name="P6">Perfil: Mascara de perfil, ROLE_ADMIN para Administrador</text:p>
            </text:list-item>
            <text:list-item>
              <text:p text:style-name="P6">Ao salvar não retorna mensagem ou redireciona para outra página</text:p>
            </text:list-item>
          </text:list>
        </text:list-item>
        <text:list-item>
          <text:p text:style-name="P6">Editar</text:p>
          <text:list>
            <text:list-item>
              <text:p text:style-name="P7">Não salva os dados após editar</text:p>
            </text:list-item>
            <text:list-item>
              <text:p text:style-name="P7">Ao editar um perfil com mais de uma seleção cadastrada, não é possível selecionar apenas uma opção</text:p>
            </text:list-item>
          </text:list>
        </text:list-item>
      </text:list>
      <text:p text:style-name="P8"/>
      <text:p text:style-name="P8"/>
      <text:p text:style-name="P10">CADASTROS BÁSICOS</text:p>
      <text:p text:style-name="P10"/>
      <text:p text:style-name="P10">TIPO DE FASE</text:p>
      <text:list xml:id="list4126542359" text:style-name="L3">
        <text:list-item>
          <text:p text:style-name="P11">Cadastrar</text:p>
          <text:list>
            <text:list-item>
              <text:p text:style-name="P11">Não está funcionando</text:p>
            </text:list-item>
            <text:list-item>
              <text:p text:style-name="P11">Não exibe mensagem de erro</text:p>
            </text:list-item>
          </text:list>
        </text:list-item>
        <text:list-item>
          <text:p text:style-name="P11">Editar</text:p>
          <text:list>
            <text:list-item>
              <text:p text:style-name="P11">Não está funcionando</text:p>
            </text:list-item>
            <text:list-item>
              <text:p text:style-name="P11">Não exibe mensagem de erro</text:p>
            </text:list-item>
          </text:list>
        </text:list-item>
        <text:list-item>
          <text:p text:style-name="P11">Listar (funcionando)</text:p>
        </text:list-item>
        <text:list-item>
          <text:p text:style-name="P11">Excluir (funcionando)</text:p>
        </text:list-item>
        <text:list-item>
          <text:p text:style-name="P11">Visualizar (funcionando)</text:p>
        </text:list-item>
      </text:list>
      <text:p text:style-name="P10"/>
      <text:p text:style-name="P10">TIPO DE FASE</text:p>
      <text:list xml:id="list172322254604880" text:continue-numbering="true" text:style-name="L3">
        <text:list-item>
          <text:p text:style-name="P11">Cadastrar</text:p>
          <text:list>
            <text:list-item>
              <text:p text:style-name="P11">Esforço por fase</text:p>
            </text:list-item>
          </text:list>
        </text:list-item>
        <text:list-item>
          <text:p text:style-name="P11">Editar</text:p>
        </text:list-item>
        <text:list-item>
          <text:p text:style-name="P11">Listar</text:p>
        </text:list-item>
        <text:list-item>
          <text:p text:style-name="P11">Excluir</text:p>
        </text:list-item>
        <text:list-item>
          <text:p text:style-name="P11">Visualizar</text:p>
        </text:list-item>
      </text:list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6:42:28.501992929</meta:creation-date>
    <dc:date>2018-07-05T17:23:21.489478712</dc:date>
    <meta:editing-duration>PT2S</meta:editing-duration>
    <meta:editing-cycles>1</meta:editing-cycles>
    <meta:document-statistic meta:table-count="0" meta:image-count="0" meta:object-count="0" meta:page-count="1" meta:paragraph-count="36" meta:word-count="167" meta:character-count="878" meta:non-whitespace-character-count="777"/>
    <meta:generator>LibreOffice/6.0.3.2$Linux_X86_64 LibreOffice_project/00m0$Build-2</meta:generator>
  </office:meta>
</office:document-meta>
</file>